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Alun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Matricula</text:p>
          </table:table-cell>
          <table:table-cell office:value-type="string">
            <text:p>Nome</text:p>
          </table:table-cell>
          <table:table-cell office:value-type="string">
            <text:p>Requisito1</text:p>
          </table:table-cell>
          <table:table-cell office:value-type="string">
            <text:p>Requisito2</text:p>
          </table:table-cell>
          <table:table-cell office:value-type="string">
            <text:p>Requisito3</text:p>
          </table:table-cell>
          <table:table-cell office:value-type="string">
            <text:p>Requisito4</text:p>
          </table:table-cell>
          <table:table-cell office:value-type="string">
            <text:p>Requisito5</text:p>
          </table:table-cell>
          <table:table-cell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IGOR AVILA PEREI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2:G2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RAFAEL BETI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3:G3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JOÃ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4:G4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7-05T15:36:49.706329</meta:creation-date>
    <dc:date>2024-07-05T15:36:49.814314</dc:date>
    <meta:generator>http://pypi.python.org/pypi/ezodf/0.1.0$Python3.10.12 (main, Nov 20 2023, 15:14:05) [GCC 11.4.0]</meta:generator>
    <meta:document-statistic/>
    <meta:editing-cycles>1</meta:editing-cycles>
  </office:meta>
</office:document-meta>
</file>